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5f9393" officeooo:paragraph-rsid="005f9393" fo:background-color="#ffff00" style:font-weight-asian="bold" style:font-weight-complex="bold"/>
    </style:style>
    <style:style style:name="P71" style:family="paragraph" style:parent-style-name="Text_20_body">
      <style:text-properties fo:font-weight="bold" officeooo:rsid="0062dfc6" officeooo:paragraph-rsid="0062dfc6" fo:background-color="#ffff00" style:font-weight-asian="bold" style:font-weight-complex="bold"/>
    </style:style>
    <style:style style:name="P72" style:family="paragraph" style:parent-style-name="Text_20_body">
      <style:text-properties fo:font-weight="bold" officeooo:rsid="005f308a" officeooo:paragraph-rsid="0062dfc6" fo:background-color="#ffff00" style:font-weight-asian="bold" style:font-weight-complex="bold"/>
    </style:style>
    <style:style style:name="P73" style:family="paragraph" style:parent-style-name="Text_20_body">
      <style:text-properties officeooo:rsid="005c77ac" officeooo:paragraph-rsid="005c77ac"/>
    </style:style>
    <style:style style:name="P74" style:family="paragraph" style:parent-style-name="Text_20_body">
      <style:text-properties officeooo:rsid="005d63c9" officeooo:paragraph-rsid="005d63c9"/>
    </style:style>
    <style:style style:name="P75" style:family="paragraph" style:parent-style-name="Text_20_body">
      <style:text-properties officeooo:rsid="005f308a" officeooo:paragraph-rsid="005f308a"/>
    </style:style>
    <style:style style:name="P76" style:family="paragraph" style:parent-style-name="Text_20_body">
      <style:text-properties officeooo:rsid="005f308a" officeooo:paragraph-rsid="005f9393"/>
    </style:style>
    <style:style style:name="P77" style:family="paragraph" style:parent-style-name="Text_20_body">
      <style:text-properties officeooo:rsid="005f9393" officeooo:paragraph-rsid="005f9393"/>
    </style:style>
    <style:style style:name="P78" style:family="paragraph" style:parent-style-name="Text_20_body">
      <style:text-properties officeooo:paragraph-rsid="0062dfc6"/>
    </style:style>
    <style:style style:name="P79" style:family="paragraph" style:parent-style-name="Text_20_body">
      <style:text-properties officeooo:rsid="005f9393" officeooo:paragraph-rsid="005f9393" fo:background-color="#ffff00"/>
    </style:style>
    <style:style style:name="P80" style:family="paragraph" style:parent-style-name="Text_20_body">
      <style:text-properties officeooo:rsid="0067b156" officeooo:paragraph-rsid="0067b156" fo:background-color="#ffff00"/>
    </style:style>
    <style:style style:name="P81" style:family="paragraph" style:parent-style-name="Text_20_body">
      <style:text-properties officeooo:rsid="005f308a" officeooo:paragraph-rsid="0062dfc6" fo:background-color="#ffff00"/>
    </style:style>
    <style:style style:name="P82" style:family="paragraph" style:parent-style-name="Heading_20_1">
      <style:text-properties officeooo:rsid="0054faff"/>
    </style:style>
    <style:style style:name="P83" style:family="paragraph" style:parent-style-name="Standard" style:list-style-name="L1">
      <style:text-properties officeooo:rsid="001449b7" officeooo:paragraph-rsid="001449b7"/>
    </style:style>
    <style:style style:name="P84" style:family="paragraph" style:parent-style-name="Standard" style:list-style-name="L1">
      <style:text-properties officeooo:rsid="001449b7" officeooo:paragraph-rsid="001449b7" fo:background-color="transparent"/>
    </style:style>
    <style:style style:name="P85" style:family="paragraph" style:parent-style-name="Standard" style:list-style-name="L1">
      <style:text-properties officeooo:rsid="0014fe7e" officeooo:paragraph-rsid="0014fe7e"/>
    </style:style>
    <style:style style:name="P86" style:family="paragraph" style:parent-style-name="Standard" style:list-style-name="L2">
      <style:text-properties officeooo:rsid="0014fe7e" officeooo:paragraph-rsid="0014fe7e"/>
    </style:style>
    <style:style style:name="P87" style:family="paragraph" style:parent-style-name="Standard" style:list-style-name="L3">
      <style:text-properties officeooo:rsid="0014fe7e" officeooo:paragraph-rsid="0014fe7e"/>
    </style:style>
    <style:style style:name="P88" style:family="paragraph" style:parent-style-name="Standard" style:list-style-name="L3">
      <style:text-properties officeooo:rsid="00169e24" officeooo:paragraph-rsid="00169e24"/>
    </style:style>
    <style:style style:name="P89" style:family="paragraph" style:parent-style-name="Standard" style:list-style-name="L4">
      <style:text-properties officeooo:rsid="0031faca" officeooo:paragraph-rsid="0031faca"/>
    </style:style>
    <style:style style:name="P90" style:family="paragraph" style:parent-style-name="Standard" style:list-style-name="L4">
      <style:text-properties officeooo:rsid="00368c39" officeooo:paragraph-rsid="00368c39"/>
    </style:style>
    <style:style style:name="P91" style:family="paragraph" style:parent-style-name="Standard" style:list-style-name="L4">
      <style:text-properties officeooo:rsid="003a5c15" officeooo:paragraph-rsid="003a5c15"/>
    </style:style>
    <style:style style:name="P92" style:family="paragraph" style:parent-style-name="Text_20_body">
      <style:text-properties fo:font-weight="bold" officeooo:rsid="005a8d63" officeooo:paragraph-rsid="005a8d63" style:font-weight-asian="bold" style:font-weight-complex="bold"/>
    </style:style>
    <style:style style:name="P93" style:family="paragraph" style:parent-style-name="Text_20_body">
      <style:text-properties fo:font-weight="bold" officeooo:rsid="0065ebdf" officeooo:paragraph-rsid="006d42f9" style:font-weight-asian="bold" style:font-weight-complex="bold"/>
    </style:style>
    <style:style style:name="P94" style:family="paragraph" style:parent-style-name="Text_20_body">
      <style:text-properties fo:font-weight="bold" officeooo:rsid="006d42f9" officeooo:paragraph-rsid="006d42f9" style:font-weight-asian="bold" style:font-weight-complex="bold"/>
    </style:style>
    <style:style style:name="P95" style:family="paragraph" style:parent-style-name="Text_20_body">
      <style:text-properties fo:font-weight="bold" officeooo:rsid="00704321" officeooo:paragraph-rsid="00704321" style:font-weight-asian="bold" style:font-weight-complex="bold"/>
    </style:style>
    <style:style style:name="P96" style:family="paragraph" style:parent-style-name="Text_20_body">
      <style:text-properties fo:font-weight="bold" officeooo:rsid="00717557" officeooo:paragraph-rsid="00717557" style:font-weight-asian="bold" style:font-weight-complex="bold"/>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403547377" text:style-name="L1">
        <text:list-item>
          <text:p text:style-name="P83">+Acquire 10 from Laura</text:p>
        </text:list-item>
        <text:list-item>
          <text:p text:style-name="P83">Hemophores</text:p>
        </text:list-item>
        <text:list-item>
          <text:p text:style-name="P83">Heme Oxygenase</text:p>
          <text:list>
            <text:list-item>
              <text:p text:style-name="P83">binding site should be relatively small</text:p>
            </text:list-item>
            <text:list-item>
              <text:p text:style-name="P83">but it fucks up double bonds</text:p>
            </text:list-item>
          </text:list>
        </text:list-item>
        <text:list-item>
          <text:p text:style-name="P83">Hemopexin</text:p>
        </text:list-item>
        <text:list-item>
          <text:p text:style-name="P83">Catalase</text:p>
        </text:list-item>
        <text:list-item>
          <text:p text:style-name="P83">4NL5 (heme proteinase)</text:p>
        </text:list-item>
        <text:list-item>
          <text:p text:style-name="P83">4CDP (also degradation enzyme, dimers!)</text:p>
        </text:list-item>
        <text:list-item>
          <text:p text:style-name="P84">HTUX</text:p>
        </text:list-item>
        <text:list-item>
          <text:p text:style-name="P85">or HUTX</text:p>
        </text:list-item>
      </text:list>
      <text:list xml:id="list4058284816" text:style-name="L2">
        <text:list-item>
          <text:list>
            <text:list-item>
              <text:p text:style-name="P86">potential to use pharmacophore, and confirm the values you have found from the rest of the study</text:p>
            </text:list-item>
            <text:list-item>
              <text:p text:style-name="P86">*This is poorly structured notation then, but yes as the cherry on top of the project could do a pharmacophore search and just demonstrate that your values are present in nature/other simulation… or not</text:p>
            </text:list-item>
            <text:list-item>
              <text:p text:style-name="P86">Super neat</text:p>
            </text:list-item>
          </text:list>
          <text:p text:style-name="P86">10. 11. HUTX and CH2X, maybe can confirm if axial ligands exist</text:p>
        </text:list-item>
        <text:list-item>
          <text:p text:style-name="P86">Selecting/Qualifying Axial ligands?</text:p>
          <text:list>
            <text:list-item>
              <text:p text:style-name="P86">Find pocket, center of mass, see R in 7-10A, lots of TYR? Probs relevant to the structured</text:p>
            </text:list-item>
          </text:list>
        </text:list-item>
        <text:list-item>
          <text:p text:style-name="P86">The set below could be used to determine the accuracy of your shit, <text:span text:style-name="T1">test structures!</text:span></text:p>
          <text:list>
            <text:list-item>
              <text:p text:style-name="P86">6U9J</text:p>
            </text:list-item>
            <text:list-item>
              <text:p text:style-name="P86">2OVI</text:p>
            </text:list-item>
            <text:list-item>
              <text:p text:style-name="P86">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2831883530" text:style-name="L3">
        <text:list-item>
          <text:p text:style-name="P87"><text:soft-page-break/>13. 3PQ2 (super multimer)</text:p>
        </text:list-item>
        <text:list-item>
          <text:p text:style-name="P87">14. 6A2J heme synthase!</text:p>
        </text:list-item>
        <text:list-item>
          <text:p text:style-name="P87">Up to this point 23 counting Laura’s</text:p>
        </text:list-item>
        <text:list-item>
          <text:p text:style-name="P87"><text:span text:style-name="T1">24. </text:span><text:span text:style-name="T15">H31**</text:span></text:p>
        </text:list-item>
        <text:list-item>
          <text:p text:style-name="P88">25. 5GJ3</text:p>
        </text:list-item>
        <text:list-item>
          <text:p text:style-name="P88">26. 5KZL (heme oxygenase from non-human; bacteria)</text:p>
        </text:list-item>
        <text:list-item>
          <text:p text:style-name="P88">27. 1P3T (same fam is ok; same as 5KZL from meningitis)</text:p>
        </text:list-item>
        <text:list-item>
          <text:p text:style-name="P88">28. 3HX9 (degrader for heme stuff, really neat fold!)</text:p>
        </text:list-item>
        <text:list-item>
          <text:p text:style-name="P88">→ We have focused on a wide panel, a set of many types of proteins that perform different stuff/different folds, to see commonality/range of binding pockets! BAM!</text:p>
        </text:list-item>
        <text:list-item>
          <text:p text:style-name="P88">29. 3RTL – look @ paper</text:p>
        </text:list-item>
        <text:list-item>
          <text:p text:style-name="P88">30. 3VP5 – regulator</text:p>
        </text:list-item>
        <text:list-item>
          <text:p text:style-name="P88">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20044244974141" text:continue-numbering="true" text:style-name="L3">
        <text:list-item>
          <text:p text:style-name="P88">1TWN – a different heme, verdoheme! Only one propionate</text:p>
        </text:list-item>
        <text:list-item>
          <text:p text:style-name="P88">**Siroheme; Verdoheme; these two other hemes can be used to contrast/compare with your stuff!</text:p>
        </text:list-item>
        <text:list-item>
          <text:p text:style-name="P88">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159567915" text:style-name="L4">
        <text:list-item>
          <text:p text:style-name="P89">Maybe implement PDB as its own script. Not bad to just put it in anyway. <text:span text:style-name="T7">CHECK!</text:span></text:p>
        </text:list-item>
        <text:list-item>
          <text:p text:style-name="P89">Clean the code of everything before we move on to avoid confusion.</text:p>
          <text:list>
            <text:list-item>
              <text:p text:style-name="P90">R check</text:p>
            </text:list-item>
            <text:list-item>
              <text:p text:style-name="P91">py check!</text:p>
            </text:list-item>
          </text:list>
        </text:list-item>
        <text:list-item>
          <text:p text:style-name="P89">Write a script for each surface area or solvent stuff. Get into dataframe with PDB.</text:p>
        </text:list-item>
        <text:list-item>
          <text:p text:style-name="P89">Finally join all these into one super dataframe</text:p>
        </text:list-item>
        <text:list-item>
          <text:p text:style-name="P89">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82"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73">sel :HEM za &lt; 5</text:p>
      <text:p text:style-name="P73">atoms = chimera.selection.currentAtoms()</text:p>
      <text:p text:style-name="P73">from chimera import Measure #get capability to measure stuff</text:p>
      <text:p text:style-name="P73"><text:span text:style-name="T39">#</text:span>temp = Measure.measure.distance(‘distance’, ‘</text:p>
      <text:p text:style-name="P74">rc(“sel :<text:a xlink:type="simple" xlink:href="mailto:HEM@Fe" text:style-name="Internet_20_link" text:visited-style-name="Visited_20_Internet_20_Link">HEM@Fe</text:a>”)</text:p>
      <text:p text:style-name="P74">fe = chimera.selection.currentAtoms()</text:p>
      <text:p text:style-name="P74">dist = Measure.measure.distance(‘distance’,atoms,fe[0]) ##Fe should hopefully be the first shit?</text:p>
      <text:p text:style-name="P74"/>
      <text:p text:style-name="P74">---------</text:p>
      <text:p text:style-name="P74"/>
      <text:p text:style-name="P74">atom1=chimera.selection.currentAtoms()[0]</text:p>
      <text:p text:style-name="P74">rc(“sel :<text:a xlink:type="simple" xlink:href="mailto:HEM@Fe" text:style-name="Internet_20_link" text:visited-style-name="Visited_20_Internet_20_Link">HEM@Fe</text:a>)</text:p>
      <text:p text:style-name="P74">atom2=chimera.seletion.currentAtoms()[0]</text:p>
      <text:p text:style-name="P74">dist = Measure.measure.distance(‘distance’,atom1,atom2)</text:p>
      <text:p text:style-name="P74"/>
      <text:p text:style-name="P74"># or remove above without [] but do select like</text:p>
      <text:p text:style-name="P74">rc(“sel :<text:a xlink:type="simple" xlink:href="mailto:150@CA" text:style-name="Internet_20_link" text:visited-style-name="Visited_20_Internet_20_Link">150@CA</text:a>”)</text:p>
      <text:p text:style-name="P74">atom1 = chimera.selection.currentAtoms()</text:p>
      <text:p text:style-name="P74"><text:soft-page-break/>----------------</text:p>
      <text:p text:style-name="P74">dist = Measure.measure_command(‘distance’,</text:p>
      <text:p text:style-name="P74">## BTW THE METHOD FOR ANGLES IS GOOD!</text:p>
      <text:p text:style-name="P74"/>
      <text:p text:style-name="P74">from chimera import openModels, Molecule</text:p>
      <text:p text:style-name="P74">print atom1[0].coord().distance(atom2[0].coord()) <text:s/></text:p>
      <text:p text:style-name="P75"/>
      <text:p text:style-name="P65"># HERE HERE HERE HERE </text:p>
      <text:p text:style-name="P75"><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75">##############################</text:p>
      <text:p text:style-name="P75">→<text:span text:style-name="T41"> find minimum distance, closest atom in residues to Fe</text:span></text:p>
      <text:p text:style-name="P76">→<text:span text:style-name="T41"> find average distance of each atom in residue from Fe, maybe even the median</text:span></text:p>
      <text:p text:style-name="P75">→<text:span text:style-name="T41"> find maximum distance</text:span></text:p>
      <text:p text:style-name="P75"/>
      <text:p text:style-name="P75">Prints: HEM 200.A ND 1.999999999</text:p>
      <text:p text:style-name="P75">TRP 96.a CA 20913819048123</text:p>
      <text:p text:style-name="P75">So, therefore, pick the atom that is closest for each residue. </text:p>
      <text:p text:style-name="P75"/>
      <text:p text:style-name="P75">Ideal, take all atoms of heme, and all atoms of selection around heme, and look for closest match of every residue. </text:p>
      <text:p text:style-name="P75">rc(sel :HEM)</text:p>
      <text:p text:style-name="P75">hem = currentatoms</text:p>
      <text:p text:style-name="P75"><text:soft-page-break/>for a in atoms:</text:p>
      <text:p text:style-name="P75"><text:tab/>for b in hem:</text:p>
      <text:p text:style-name="P75"><text:tab/><text:tab/>print a, b, a.coord().distance(b.coord())</text:p>
      <text:p text:style-name="P75"/>
      <text:p text:style-name="P75"/>
      <text:p text:style-name="P75"/>
      <text:p text:style-name="P77"><text:span text:style-name="T4">matplotlib</text:span> and violin plots!</text:p>
      <text:p text:style-name="P77">Extension for more options:</text:p>
      <text:p text:style-name="P77">seaborn.violinplot</text:p>
      <text:p text:style-name="P79"/>
      <text:p text:style-name="P80">BTW 5G73 is super interesting, 2 hemes in one pocket.</text:p>
      <text:p text:style-name="P70"/>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1"><text:tab/><text:span text:style-name="T40">→</text:span><text:span text:style-name="T41"> find minimum distance, closest atom in residues to Fe</text:span></text:p>
      <text:p text:style-name="P81"><text:tab/>→<text:span text:style-name="T41"> find average distance of each atom in residue from Fe, maybe even the median</text:span></text:p>
      <text:p text:style-name="P72"><text:tab/>→<text:span text:style-name="T41"> find maximum distance</text:span></text:p>
      <text:p text:style-name="P78"><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94"/>
      <text:p text:style-name="P95">Tomorrow June 22:</text:p>
      <text:p text:style-name="P96">The below should take like 1 hour lol. But not tonight, I’m tapped out. At least for now.</text:p>
      <text:p text:style-name="P95">4.5. Make the histograms pretty, change the bins for shitty graphs or filter out data.</text:p>
      <text:p text:style-name="P96">4.6 Either fix up the barplots in the distance data, or change to histogram. Still make pretty.</text:p>
      <text:p text:style-name="P94">5. Return the angles script to working with a plane. The distances is no longer of interest via this method.</text:p>
      <text:p text:style-name="P94">6. <text:span text:style-name="T43">Repeat Residue Freq. Within 5A. (later, easy)</text:span></text:p>
      <text:p text:style-name="P93"/>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1T22:00:43.838666581</dc:date>
    <meta:editing-duration>PT10H26M28S</meta:editing-duration>
    <meta:editing-cycles>23</meta:editing-cycles>
    <meta:generator>LibreOffice/6.4.7.2$Linux_X86_64 LibreOffice_project/40$Build-2</meta:generator>
    <meta:document-statistic meta:table-count="0" meta:image-count="4" meta:object-count="0" meta:page-count="20" meta:paragraph-count="363" meta:word-count="4875" meta:character-count="27028" meta:non-whitespace-character-count="22393"/>
  </office:meta>
</office:document-meta>
</file>